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1.15cm" fo:min-width="3.1cm" draw:shadow="hidden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35cm" fo:min-width="11.5cm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35cm" fo:min-width="3.3cm" draw:shadow="hidden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1.35cm" fo:min-width="3.3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font-size="14pt" fo:language="en" fo:country="US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866cm" presentation:class="subtitle" presentation:placeholder="true" presentation:user-transformed="true">
          <draw:text-box/>
        </draw:frame>
        <draw:custom-shape draw:style-name="gr1" draw:text-style-name="P3" draw:layer="layout" svg:width="3.6cm" svg:height="1.4cm" svg:x="2.8cm" svg:y="10.8cm">
          <text:p text:style-name="P2"><text:span text:style-name="T1">Complex</text:span></text:p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6cm" svg:x="8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1.6cm" svg:x="9.2cm" svg:y="10.6cm">
          <text:p text:style-name="P2"><text:span text:style-name="T2">Encoder (CNN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1.6cm" svg:x="14.4cm" svg:y="10.6cm">
          <text:p text:style-name="P5"><text:span text:style-name="T2">Decoder,</text:span></text:p>
          <text:p text:style-name="P2"><text:span text:style-name="T2"><text:s/>“</text:span><text:span text:style-name="T2">Deconvolu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3.6cm" svg:height="1.4cm" svg:x="21.4cm" svg:y="10.8cm">
          <text:p text:style-name="P2"><text:span text:style-name="T1">Simple</text:span></text:p>
          <text:p text:style-name="P2"><text:span text:style-name="T1">Sentenc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4cm" svg:y1="11.6cm" svg:x2="8cm" svg:y2="11.6cm">
          <text:p/>
        </draw:line>
        <draw:line draw:style-name="gr5" draw:text-style-name="P3" draw:layer="layout" svg:x1="13cm" svg:y1="11.4cm" svg:x2="14.4cm" svg:y2="11.4cm">
          <text:p/>
        </draw:line>
        <draw:line draw:style-name="gr5" draw:text-style-name="P3" draw:layer="layout" svg:x1="20cm" svg:y1="11.6cm" svg:x2="21.4cm" svg:y2="11.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2:09:56.266000000</meta:creation-date>
    <dc:date>2018-09-14T12:12:04.240000000</dc:date>
    <meta:editing-duration>PT32S</meta:editing-duration>
    <meta:editing-cycles>2</meta:editing-cycles>
    <meta:generator>LibreOffice/6.1.0.3$Windows_X86_64 LibreOffice_project/efb621ed25068d70781dc026f7e9c5187a4decd1</meta:generator>
    <meta:document-statistic meta:object-count="33"/>
  </office:meta>
</office:document-meta>
</file>